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b18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reate a non maven project and add use log4j for logging.</text:p>
      <text:p text:style-name="Standard">Ans.</text:p>
      <text:p text:style-name="Standard">Solution given as project: ‘maven-ans1’</text:p>
      <text:p text:style-name="Standard"/>
      <text:p text:style-name="P2">2. Create a maven project and use log4j for logging.</text:p>
      <text:p text:style-name="Standard">Ans.</text:p>
      <text:p text:style-name="Standard">Solution given as project: ‘maven-ans2’</text:p>
      <text:p text:style-name="Standard"/>
      <text:p text:style-name="P2">3. Create a maven project using an archetype(multimodule).</text:p>
      <text:p text:style-name="Standard">Ans.</text:p>
      <text:p text:style-name="Standard">Solution given as project: ‘maven-ans3’</text:p>
      <text:p text:style-name="Standard"/>
      <text:p text:style-name="P2">4. Explain different tags (plugins, dependency, parent, profile, properties, modules and</text:p>
      <text:p text:style-name="P2">project related(i.e. modelVersion, groupId, artifactId, packaging, version, description))</text:p>
      <text:p text:style-name="P2">of POM file created using archetype.</text:p>
      <text:p text:style-name="Standard"/>
      <text:p text:style-name="Standard"/>
      <text:p text:style-name="Standard">Ans.</text:p>
      <text:p text:style-name="Standard">I.</text:p>
      <text:p text:style-name="Standard">Plugins: ​ They are a collection of actions that allow for reuse of common build logic</text:p>
      <text:p text:style-name="Standard">across multiple projects. The behaviour of plugins can be customized through a set</text:p>
      <text:p text:style-name="Standard">of unique parameters that are exposed by plugin goals.</text:p>
      <text:p text:style-name="Standard"/>
      <text:p text:style-name="Standard">II.</text:p>
      <text:p text:style-name="Standard">Dependency: ​ It is an archive (jar, zip, etc) which our current project needs in order</text:p>
      <text:p text:style-name="Standard">to compile, build, test, and/or to run</text:p>
      <text:p text:style-name="Standard"/>
      <text:p text:style-name="Standard">III.</text:p>
      <text:p text:style-name="Standard">Parent: ​ The parent tag defines which module is the current module’s parent in terms</text:p>
      <text:p text:style-name="Standard">of inheritance. All the configurations defined in the parent tags are the ones inherited</text:p>
      <text:p text:style-name="Standard">from the parent module’s POM.</text:p>
      <text:p text:style-name="Standard"/>
      <text:p text:style-name="Standard">IV.</text:p>
      <text:p text:style-name="Standard">Profile: ​ It is a set of configuration values that can be used to set or override default</text:p>
      <text:p text:style-name="Standard">values. Profiles in maven are used when customizing the build for different</text:p>
      <text:p text:style-name="Standard">environments such as Development, Production or Testing.</text:p>
      <text:p text:style-name="Standard"/>
      <text:p text:style-name="Standard">V.</text:p>
      <text:p text:style-name="Standard">Properties: ​ The properties tag allows us to inject custom user defined properties in</text:p>
      <text:p text:style-name="Standard">the pom file. For example, properties tag can be used to specify version of different</text:p>
      <text:p text:style-name="Standard">plugins</text:p>
      <text:p text:style-name="Standard"/>
      <text:p text:style-name="Standard">VI.</text:p>
      <text:p text:style-name="Standard">Modules: ​ A Parent POM that aggregates other modules, specifies those modules in</text:p>
      <text:p text:style-name="Standard">the modules tag.</text:p>
      <text:p text:style-name="Standard"/>
      <text:p text:style-name="Standard">VII.</text:p>
      <text:p text:style-name="Standard">ModelVersion: ​ The modelVersion specifies the POM’s version, which in maven 2</text:p>
      <text:p text:style-name="Standard">and 3 is by default 4.0.0. Therefore modelVersion should be set to 4.0.0 until</text:p>
      <text:p text:style-name="Standard">updated version aren’t released.</text:p>
      <text:p text:style-name="Standard"/>
      <text:p text:style-name="P1">VIII.</text:p>
      <text:p text:style-name="P1"><text:soft-page-break/>groupID: ​ Specifies the ID of the project group. This is relevant when multiple</text:p>
      <text:p text:style-name="Standard">projects interact with one another</text:p>
      <text:p text:style-name="Standard"/>
      <text:p text:style-name="Standard">IX.</text:p>
      <text:p text:style-name="Standard">artifactID: ​ artifactID is the name assigned to the project and the artifacts (jar,</text:p>
      <text:p text:style-name="Standard">reports, etc) created in the project.</text:p>
      <text:p text:style-name="Standard"/>
      <text:p text:style-name="Standard">X.</text:p>
      <text:p text:style-name="Standard">Packaging: ​ Packaging specifies the type of artifacts the projects roduces. A projects</text:p>
      <text:p text:style-name="Standard">packaging type specifies the plugin goals that are executed during each Maven build</text:p>
      <text:p text:style-name="Standard">phase. ‘Pom’ and ‘bundle’ are two commonly used packaging types for aggregation</text:p>
      <text:p text:style-name="Standard">and bundle creation.</text:p>
      <text:p text:style-name="Standard"/>
      <text:p text:style-name="Standard">XI. Version: ​ Specifies the version of the artifact in the group</text:p>
      <text:p text:style-name="Standard"/>
      <text:p text:style-name="Standard">XII. Description: ​ Like the name suggests, description provides a short and brief</text:p>
      <text:p text:style-name="Standard">description about the artifact/project</text:p>
      <text:p text:style-name="Standard"/>
      <text:p text:style-name="Standard"/>
      <text:p text:style-name="P2">5. Demonstrate the inheritance and aggregation of POM.</text:p>
      <text:p text:style-name="P3"/>
      <text:p text:style-name="P3">Ans.</text:p>
      <text:p text:style-name="P3">Solution given as project: ‘maven-ans3’. Please keep an eye for comments in the</text:p>
      <text:p text:style-name="P3">poms of different modules depicting whether they utilised inheritance or aggregation or both.</text:p>
      <text:p text:style-name="Standard"/>
      <text:p text:style-name="Standard"/>
      <text:p text:style-name="P2">6. Point out the differences between Gradle and Maven.</text:p>
      <text:p text:style-name="P2">Ans. ​ Though gradle and maven both have their well defined use cases, yet certain</text:p>
      <text:p text:style-name="P2">difference do exist:</text:p>
      <text:p text:style-name="Standard"/>
      <text:p text:style-name="Standard">I.Gradle is based on a graph of task dependencies wherein tasks do all the work.</text:p>
      <text:p text:style-name="Standard">Maven however, iss based on a fixed linear model of phases.</text:p>
      <text:p text:style-name="Standard"/>
      <text:p text:style-name="Standard">II. Gradle build files are written in groovy whereas Maven pom files are written in xml</text:p>
      <text:p text:style-name="Standard"/>
      <text:p text:style-name="Standard">III. Whereas gradle has tasks that perform specific actions, Maven has goals that are</text:p>
      <text:p text:style-name="Standard">phase oriented and associated with their corresponding plugins.</text:p>
      <text:p text:style-name="Standard"/>
      <text:p text:style-name="Standard">IV. Both gradle and maven allow for multi module builds to run in parallel, however,</text:p>
      <text:p text:style-name="Standard">gradle allows for incremental builds wherein it checks which tasks were updated.</text:p>
      <text:p text:style-name="Standard">The tasks which weren’t updated aren’t executed thereby making gradle a winner</text:p>
      <text:p text:style-name="Standard">when it comes to performance or build time</text:p>
      <text:p text:style-name="Standard"/>
      <text:p text:style-name="Standard"/>
      <text:p text:style-name="Standard"/>
      <text:p text:style-name="P2">7. What is the purpose of mvn clean install and its usage in the project.</text:p>
      <text:p text:style-name="Standard"/>
      <text:p text:style-name="Standard">Ans. ​ The ‘mvn clean install’ command can be explained in three steps:</text:p>
      <text:p text:style-name="Standard"/>
      <text:p text:style-name="Standard">I. The ​ mvn​ executable is called which requires for maven to be installed</text:p>
      <text:p text:style-name="Standard"/>
      <text:p text:style-name="Standard">II. The ​ clean​ command has its own lifecycle, which removes all the previously</text:p>
      <text:p text:style-name="Standard"><text:soft-page-break/>generated resources and files in the target directory. The clean command is applied</text:p>
      <text:p text:style-name="Standard">to all the modules in the project.</text:p>
      <text:p text:style-name="Standard"/>
      <text:p text:style-name="Standard">III. Like the clean command, the ​ install​ command advocates for the compilation, testing</text:p>
      <text:p text:style-name="Standard">and packaging of the java project. The .jar/.war artifacts thus generated are then</text:p>
      <text:p text:style-name="Standard">installed into the local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0:21:15.571795263</meta:creation-date>
    <dc:date>2020-03-06T00:30:01.754560557</dc:date>
    <meta:editing-duration>PT8M46S</meta:editing-duration>
    <meta:editing-cycles>1</meta:editing-cycles>
    <meta:document-statistic meta:table-count="0" meta:image-count="0" meta:object-count="0" meta:page-count="3" meta:paragraph-count="78" meta:word-count="639" meta:character-count="4137" meta:non-whitespace-character-count="3366"/>
    <meta:generator>LibreOffice/6.0.7.3$Linux_X86_64 LibreOffice_project/00m0$Build-3</meta:generator>
  </office:meta>
</office:document-meta>
</file>